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114cm"/>
    </style:style>
    <style:style style:name="pr4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5" style:family="paragraph">
      <style:paragraph-properties fo:margin-left="2.064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draw:frame draw:name="Titre 1" presentation:style-name="pr1" draw:text-style-name="P2" draw:layer="layout" svg:width="21.59cm" svg:height="4.083cm" svg:x="1.905cm" svg:y="5.918cm" presentation:class="title">
          <draw:text-box>
            <text:p text:style-name="P1"><text:span text:style-name="T1">OGATE/TITRE-FRONT/</text:span></text:p>
          </draw:text-box>
        </draw:frame>
        <draw:frame draw:name="Sous-titre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OGATE/SOUS-TITRE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draw:frame draw:name="Titre 1" presentation:style-name="pr4" draw:text-style-name="P2" draw:layer="layout" svg:width="22.86cm" svg:height="3.175cm" svg:x="1.27cm" svg:y="0.763cm" presentation:class="title">
          <draw:text-box>
            <text:p text:style-name="P1"><text:span text:style-name="T1">OGATE/TITRE-BULLET/</text:span></text:p>
          </draw:text-box>
        </draw:frame>
        <draw:frame draw:name="Espace réservé du contenu 2" presentation:style-name="pr5" draw:text-style-name="P2" draw:layer="layout" svg:width="22.86cm" svg:height="12.572cm" svg:x="1.27cm" svg:y="4.445cm" presentation:class="outline">
          <draw:text-box>
            <text:list text:style-name="L3">
              <text:list-item>
                <text:p text:style-name="P4"><text:span text:style-name="T2">OGATE/TITRE-1.1</text:span></text:p>
                <text:list>
                  <text:list-item>
                    <text:p text:style-name="P5"><text:span text:style-name="T3">OGATE/TITRE-1.2</text:span></text:p>
                  </text:list-item>
                  <text:list-item>
                    <text:p text:style-name="P5"><text:span text:style-name="T3">OGATE/TITRE-1.3</text:span></text:p>
                  </text:list-item>
                </text:list>
              </text:list-item>
              <text:list-item>
                <text:p text:style-name="P4"><text:span text:style-name="T2">OGATE/TITRE-1.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26cm" svg:stroke-color="#000000" draw:stroke-linejoin="round" draw:fill-color="#bbe0e3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ria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rial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7" style:family="text">
      <style:text-properties fo:color="#000000" style:text-line-through-style="none" style:text-position="0% 100%" fo:font-family="Arial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Master1-Thème-Office" style:page-layout-name="PM1" draw:style-name="Mdp1">
      <draw:frame draw:name="Rectangle 2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Click to edit Master title style</text:span></text:p>
        </draw:text-box>
      </draw:frame>
      <draw:frame draw:name="Rectangle 3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Rectangle 5" presentation:style-name="Mpr4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Rectangle 6" presentation:style-name="Mpr3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7">Cliquez pour modifier le style du titre</text:span></text:p>
        </draw:text-box>
      </draw:frame>
      <draw:frame draw:name="Sous-titre 2" presentation:style-name="Mpr8" draw:text-style-name="MP4" draw:layer="backgroundobjects" svg:width="17.78cm" svg:height="4.868cm" svg:x="3.81cm" svg:y="10.795cm" presentation:class="subtitle">
        <draw:text-box>
          <text:p text:style-name="MP11"><text:span text:style-name="MT8">Cliquez pour modifier le style des sous-titres du masque</text:span></text:p>
        </draw:text-box>
      </draw:frame>
      <draw:frame draw:name="Espace réservé de la date 3" presentation:style-name="Mpr9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draw:frame presentation:style-name="Master1-Layout1-title-Diapositive-de-titr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cm" svg:height="0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7">Cliquez pour modifier le style du titre</text:span></text:p>
        </draw:text-box>
      </draw:frame>
      <draw:frame draw:name="Espace réservé du contenu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8">Cliquez pour modifier les styles du texte du masque</text:span><text:span text:style-name="MT8"><text:line-break/></text:span><text:span text:style-name="MT9">Deuxième niveau</text:span><text:span text:style-name="MT9"><text:line-break/></text:span><text:span text:style-name="MT10">Troisième niveau</text:span><text:span text:style-name="MT10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draw:frame presentation:style-name="Master1-Layout2-obj-Titre-et-contenu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Titre-et-contenu-title" draw:layer="backgroundobjects" svg:width="0cm" svg:height="0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19" draw:text-style-name="MP4" draw:layer="backgroundobjects" svg:width="21.59cm" svg:height="3.784cm" svg:x="2.006cm" svg:y="12.241cm" presentation:class="title">
        <draw:text-box>
          <text:p text:style-name="MP12"><text:span text:style-name="MT12">Cliquez pour modifier le style du titre</text:span></text:p>
        </draw:text-box>
      </draw:frame>
      <draw:frame draw:name="Espace réservé du texte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11">Cliquez pour modifier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cm" svg:height="0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7">Cliquez pour modifier le style du titre</text:span></text:p>
        </draw:text-box>
      </draw:frame>
      <draw:frame draw:name="Espace réservé du contenu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9">Cliquez pour modifier les styles du texte du masque</text:span><text:span text:style-name="MT9"><text:line-break/></text:span><text:span text:style-name="MT10">Deuxième niveau</text:span><text:span text:style-name="MT10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9">Cliquez pour modifier les styles du texte du masque</text:span><text:span text:style-name="MT9"><text:line-break/></text:span><text:span text:style-name="MT10">Deuxième niveau</text:span><text:span text:style-name="MT10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cm" svg:height="0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7">Cliquez pour modifier le style du titre</text:span></text:p>
        </draw:text-box>
      </draw:frame>
      <draw:frame draw:name="Espace réservé du texte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4">Cliquez pour modifier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10">Cliquez pour modifier les styles du texte du masque</text:span><text:span text:style-name="MT10"><text:line-break/></text:span><text:span text:style-name="MT11">Deuxième niveau</text:span><text:span text:style-name="MT11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4">Cliquez pour modifier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10">Cliquez pour modifier les styles du texte du masque</text:span><text:span text:style-name="MT10"><text:line-break/></text:span><text:span text:style-name="MT11">Deuxième niveau</text:span><text:span text:style-name="MT11"><text:line-break/></text:span><text:span text:style-name="MT13">Troisième niveau</text:span><text:span text:style-name="MT13"><text:line-break/></text:span><text:span text:style-name="MT15">Quatrième niveau</text:span><text:span text:style-name="MT15"><text:line-break/></text:span><text:span text:style-name="MT15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cm" svg:height="0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7">Cliquez pour modifier le style du titre</text:span></text:p>
        </draw:text-box>
      </draw:frame>
      <draw:frame draw:name="Espace réservé de la date 2" presentation:style-name="Mpr39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cm" svg:height="0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43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7-blank-Vide-title" draw:layer="backgroundobjects" svg:width="0cm" svg:height="0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47" draw:text-style-name="MP4" draw:layer="backgroundobjects" svg:width="8.356cm" svg:height="3.228cm" svg:x="1.27cm" svg:y="0.758cm" presentation:class="title">
        <draw:text-box>
          <text:p text:style-name="MP12"><text:span text:style-name="MT16">Cliquez pour modifier le style du titre</text:span></text:p>
        </draw:text-box>
      </draw:frame>
      <draw:frame draw:name="Espace réservé du contenu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8">Cliquez pour modifier les styles du texte du masque</text:span><text:span text:style-name="MT8"><text:line-break/></text:span><text:span text:style-name="MT9">Deuxième niveau</text:span><text:span text:style-name="MT9"><text:line-break/></text:span><text:span text:style-name="MT10">Troisième niveau</text:span><text:span text:style-name="MT10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7">Cliquez pour modifier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cm" svg:height="0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54" draw:text-style-name="MP4" draw:layer="backgroundobjects" svg:width="15.24cm" svg:height="1.574cm" svg:x="4.979cm" svg:y="13.335cm" presentation:class="title">
        <draw:text-box>
          <text:p text:style-name="MP12"><text:span text:style-name="MT16">Cliquez pour modifier le style du titre</text:span></text:p>
        </draw:text-box>
      </draw:frame>
      <draw:frame draw:name="Espace réservé pour une image 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7">Cliquez pour modifier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cm" svg:height="0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7">Cliquez pour modifier le style du titre</text:span></text:p>
        </draw:text-box>
      </draw:frame>
      <draw:frame draw:name="Espace réservé du texte vertical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8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9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0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cm" svg:height="0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7">Cliquez pour modifier le style du titre</text:span></text:p>
        </draw:text-box>
      </draw:frame>
      <draw:frame draw:name="Espace réservé du texte vertical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8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9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0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1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5.927cm" svg:height="1.323cm" svg:x="1.27cm" svg:y="17.348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043cm" svg:height="1.323cm" svg:x="8.678cm" svg:y="17.348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5.927cm" svg:height="1.323cm" svg:x="18.203cm" svg:y="17.348cm" presentation:class="page-number">
        <draw:text-box>
          <text:p text:style-name="MP10"><text:span text:style-name="MT6"><text:page-number>&lt;numéro&gt;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cm" svg:height="0cm" svg:x="0cm" svg:y="2.257cm" presentation:class="page"/>
        <draw:frame presentation:style-name="Master1-Layout11-vertTitleAndTx-Titre-vertical-et-text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dc:title>PowerPoint Presentation</dc:title>
    <meta:initial-creator/>
    <dc:creator>Pierre FAUVEL</dc:creator>
    <meta:creation-date>1601-01-01T00:00:00Z</meta:creation-date>
    <dc:date>2011-01-12T17:56:11.87</dc:date>
    <meta:print-date>1601-01-01T00:00:00Z</meta:print-date>
    <meta:editing-cycles>3</meta:editing-cycles>
    <meta:editing-duration>PT00H05M15S</meta:editing-duration>
    <meta:document-statistic meta:object-count="155"/>
  </office:meta>
</office:document-meta>
</file>